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LCK</text:p>
          </table:table-cell>
          <table:table-cell/>
        </table:table-row>
        <table:table-row table:style-name="ro1">
          <table:table-cell office:value-type="string" calcext:value-type="string">
            <text:p>Dorcas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B2]+[.C2]+[.D2]+[.E2]+[.F2]+[.G2]+[.H2]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riscilla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B3]+[.C3]+[.D3]+[.E3]+[.F3]+[.G3]+[.H3]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[.B4]+[.C4]+[.D4]+[.E4]+[.F4]+[.H4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in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5]+[.C5]+[.D5]+[.E5]+[.F5]+[.G5]+[.H5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Radd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6]+[.C6]+[.D6]+[.E6]+[.F6]+[.H6]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B7]+[.C7]+[.D7]+[.E7]+[.F7]+[.G7]+[.H7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[.B8]+[.C8]+[.D8]+[.E8]+[.F8]+[.H8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Leil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B9]+[.C9]+[.D9]+[.E9]+[.F9]+[.G9]+[.H9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B10]+[.C10]+[.D10]+[.E10]+[.F10]+[.G10]+[.H10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Lukas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B11]+[.C11]+[.D11]+[.E11]+[.F11]+[.H11]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12]+[.C12]+[.D12]+[.E12]+[.F12]+[.H12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wa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B13]+[.C13]+[.D13]+[.E13]+[.F13]+[.H13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4]+[.C14]+[.D14]+[.E14]+[.F14]+[.H14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lbert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[.B15]+[.C15]+[.D15]+[.E15]+[.F15]+[.H15]" office:value-type="float" office:value="180" calcext:value-type="float">
            <text:p>180</text:p>
          </table:table-cell>
        </table:table-row>
        <table:table-row table:style-name="ro1">
          <table:table-cell table:number-columns-repeated="8"/>
          <table:table-cell table:formula="of:=[.B16]+[.C16]+[.D16]+[.E16]+[.F16]+[.G16]+[.H16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17]+[.C17]+[.D17]+[.E17]+[.F17]+[.H1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18]+[.C18]+[.D18]+[.E18]+[.F18]+[.G18]+[.H18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19]+[.C19]+[.D19]+[.E19]+[.F19]+[.H19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20]+[.C20]+[.D20]+[.E20]+[.F20]+[.G20]+[.H2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21]+[.C21]+[.D21]+[.E21]+[.F21]+[.H2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22]+[.C22]+[.D22]+[.E22]+[.F22]+[.G22]+[.H22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B23]+[.C23]+[.D23]+[.E23]+[.F23]+[.H23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I23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20:12:57.7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21:13:57.301000000</meta:creation-date>
    <dc:date>2017-07-16T20:17:24.961000000</dc:date>
    <meta:editing-duration>PT32M37S</meta:editing-duration>
    <meta:editing-cycles>5</meta:editing-cycles>
    <meta:generator>LibreOffice/5.2.0.4$Windows_x86 LibreOffice_project/066b007f5ebcc236395c7d282ba488bca6720265</meta:generator>
    <meta:document-statistic meta:table-count="1" meta:cell-count="142" meta:object-count="0"/>
  </office:meta>
</office:document-meta>
</file>